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75a6f" officeooo:paragraph-rsid="00075a6f"/>
    </style:style>
    <style:style style:name="P2" style:family="paragraph" style:parent-style-name="Standard">
      <style:paragraph-properties fo:text-align="center" style:justify-single-word="false"/>
      <style:text-properties fo:font-size="90pt" fo:font-weight="bold" officeooo:rsid="00049d88" officeooo:paragraph-rsid="00049d88" style:font-size-asian="90pt" style:font-weight-asian="bold" style:font-size-complex="90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61pt" officeooo:rsid="00049d88" officeooo:paragraph-rsid="00049d88" style:font-size-asian="61pt" style:font-size-complex="61pt"/>
    </style:style>
    <style:style style:name="P4" style:family="paragraph" style:parent-style-name="Standard">
      <style:paragraph-properties fo:text-align="start" style:justify-single-word="false"/>
      <style:text-properties fo:font-size="61pt" officeooo:rsid="00049d88" officeooo:paragraph-rsid="00049d88" style:font-size-asian="61pt" style:font-size-complex="6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rch Sales:</text:p>
      <text:p text:style-name="P4"/>
      <text:list xml:id="list2814874861" text:style-name="L1">
        <text:list-item>
          <text:p text:style-name="P3">Stickers: $30 for a sheet of six</text:p>
        </text:list-item>
        <text:list-item>
          <text:p text:style-name="P3">T-Shirts: $200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75a6f" officeooo:paragraph-rsid="00075a6f"/>
    </style:style>
    <style:style style:name="MT1" style:family="text"/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https://github.com/dimsumlabs/dsl-meta" text:style-name="Internet_20_link" text:visited-style-name="Visited_20_Internet_20_Link">https://github.com/dimsumlabs/dsl-meta</text:a> signs/merch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7:10:22.609794666</meta:creation-date>
    <dc:date>2018-06-11T14:39:46.521039094</dc:date>
    <meta:editing-duration>PT2H16M23S</meta:editing-duration>
    <meta:editing-cycles>7</meta:editing-cycles>
    <meta:generator>LibreOffice/6.0.2.1.0$Linux_X86_64 LibreOffice_project/00m0$Build-1</meta:generator>
    <meta:document-statistic meta:table-count="0" meta:image-count="0" meta:object-count="0" meta:page-count="1" meta:paragraph-count="4" meta:word-count="15" meta:character-count="114" meta:non-whitespace-character-count="105"/>
  </office:meta>
</office:document-meta>
</file>